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T3" style:parent-style-name="DefaultParagraphFont" style:family="text">
      <style:text-properties style:font-name="Parchment" fo:color="#FFFFFF" fo:font-size="9pt" style:font-size-asian="9pt" style:font-size-complex="9pt"/>
    </style:style>
    <style:style style:name="T4" style:parent-style-name="DefaultParagraphFont" style:family="text">
      <style:text-properties style:font-name="Parchment" fo:color="#FFFFFF" fo:font-size="9pt" style:font-size-asian="9pt" style:font-size-complex="9pt"/>
    </style:style>
    <style:style style:name="P5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6" style:parent-style-name="Normal" style:family="paragraph">
      <style:paragraph-properties fo:text-align="center" fo:line-height="90%"/>
    </style:style>
    <style:style style:name="P7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8" style:parent-style-name="DefaultParagraphFont" style:family="text">
      <style:text-properties style:font-name="Parchment" fo:color="#FFFFFF" fo:font-size="9pt" style:font-size-asian="9pt" style:font-size-complex="9pt"/>
    </style:style>
    <style:style style:name="P9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10" style:parent-style-name="Normal" style:family="paragraph">
      <style:paragraph-properties fo:text-align="center" fo:line-height="90%"/>
    </style:style>
    <style:style style:name="P11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  <style:text-properties style:font-name="Parchment" fo:color="#FFFFFF" fo:font-size="9pt" style:font-size-asian="9pt" style:font-size-complex="9pt"/>
    </style:style>
    <style:style style:name="P12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13" style:parent-style-name="DefaultParagraphFont" style:family="text">
      <style:text-properties style:font-name="Parchment" fo:color="#FFFFFF" fo:font-size="9pt" style:font-size-asian="9pt" style:font-size-complex="9pt"/>
    </style:style>
    <style:style style:name="P14" style:parent-style-name="Normal" style:family="paragraph">
      <style:text-properties style:font-name="Parchment" fo:color="#FF0000" fo:font-size="80pt" style:font-size-asian="80pt"/>
    </style:style>
    <style:style style:name="T15" style:parent-style-name="DefaultParagraphFont" style:family="text">
      <style:text-properties style:font-name="Parchment" fo:color="#FFFFFF" fo:font-size="9pt" style:font-size-asian="9pt" style:font-size-complex="9pt"/>
    </style:style>
    <style:style style:name="T16" style:parent-style-name="DefaultParagraphFont" style:family="text">
      <style:text-properties style:font-name="Parchment" fo:color="#FFFFFF" fo:font-size="9pt" style:font-size-asian="9pt" style:font-size-complex="9pt"/>
    </style:style>
    <style:style style:name="P17" style:parent-style-name="Normal" style:family="paragraph">
      <style:text-properties style:font-name="Parchment" fo:color="#FF0000" fo:font-size="300pt" style:font-size-asian="300pt" style:font-size-complex="300pt"/>
    </style:style>
    <style:style style:name="T18" style:parent-style-name="DefaultParagraphFont" style:family="text">
      <style:text-properties style:font-name="Parchment" fo:color="#FFFFFF" fo:font-size="9pt" style:font-size-asian="9pt" style:font-size-complex="9pt"/>
    </style:style>
    <style:style style:name="T19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6" style:parent-style-name="Graphics">
      <style:graphic-properties fo:border="0.01042in none" fo:background-color="transparent" fo:clip="rect(0.31947in, 0.14719in, 3.05531in, 2.36141in)"/>
    </style:style>
    <style:style style:family="graphic" style:name="a0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style:wrap="run-through" style:run-through="background" fo:clip="rect(0.31947in, 0.14719in, 3.05531in, 2.36141in)" style:horizontal-rel="page-content" style:vertical-rel="paragraph" style:horizontal-pos="center" style:vertical-pos="from-top"/>
    </style:style>
    <style:style style:family="graphic" style:name="a2">
      <style:graphic-properties style:wrap="run-through" style:run-through="background" draw:fill="gradient" draw:fill-gradient-name="a1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.31947in, 0.14719in, 3.05531in, 2.36141in)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0in" svg:y="-0.62083in" svg:width="7.70764in" svg:height="10.22153in" draw:z-index="251658239" draw:id="id0" draw:style-name="a0" draw:name="Rectangle: Rounded Corners 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"><draw:custom-shape svg:x="0in" svg:y="-0.97222in" svg:width="8.39514in" svg:height="10.94167in" draw:z-index="251657214" draw:id="id1" draw:style-name="a2" draw:name="Rectangle: Rounded Corners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"><draw:frame draw:z-index="251671552" draw:id="id2" draw:style-name="a3" draw:name="Text Box 2" text:anchor-type="paragraph" svg:x="-0.06651in" svg:y="-0.53138in" svg:width="2.2625in" svg:height="3.04028in" style:rel-width="scale" style:rel-height="scale"><draw:text-box><text:p text:style-name="P5">M</text:p><text:p text:style-name="P6"><draw:frame draw:style-name="a4" draw:name="Picture 14" text:anchor-type="as-char" svg:x="0in" svg:y="0in" svg:width="1.24302in" svg:height="1.06849in" style:rel-width="scale" style:rel-height="scale"><draw:image xlink:href="media/image1.png" xlink:type="simple" xlink:show="embed" xlink:actuate="onLoad"/><svg:title/><svg:desc/></draw:frame></text:p></draw:text-box><svg:title/><svg:desc/></draw:frame></text:span></text:p>
      <text:p text:style-name="P7"><text:span text:style-name="T8"><draw:frame draw:z-index="251666432" draw:id="id3" draw:style-name="a5" draw:name="Text Box 2" text:anchor-type="paragraph" svg:x="0in" svg:y="6.67657in" svg:width="2.2625in" svg:height="3.04028in" style:rel-width="scale" style:rel-height="scale"><draw:text-box><text:p text:style-name="P9">I</text:p><text:p text:style-name="P10"><draw:frame draw:style-name="a6" draw:name="Picture 13" text:anchor-type="as-char" svg:x="0in" svg:y="0in" svg:width="1.30479in" svg:height="1.12159in" style:rel-width="scale" style:rel-height="scale"><draw:image xlink:href="media/image1.png" xlink:type="simple" xlink:show="embed" xlink:actuate="onLoad"/><svg:title/><svg:desc/></draw:frame></text:p></draw:text-box><svg:title/><svg:desc/></draw:frame></text:span></text:p>
      <text:p text:style-name="P11"/>
      <text:p text:style-name="P12"><text:span text:style-name="T13"><draw:frame draw:z-index="251674624" draw:id="id4" draw:style-name="a7" draw:name="Text Box 2" text:anchor-type="paragraph" svg:x="4.42083in" svg:y="3.34097in" svg:width="2.58194in" svg:height="1.53611in" style:rel-width="scale" style:rel-height="scale"><draw:text-box><text:p text:style-name="P14">iruna</text:p></draw:text-box><svg:title/><svg:desc/></draw:frame></text:span><text:span text:style-name="T15"><draw:frame draw:z-index="251672576" draw:style-name="a8" draw:name="Picture 12" text:anchor-type="paragraph" svg:x="0in" svg:y="4.28333in" svg:width="3.86458in" svg:height="3.3226in" style:rel-width="scale" style:rel-height="scale"><draw:image xlink:href="media/image1.png" xlink:type="simple" xlink:show="embed" xlink:actuate="onLoad"/><svg:title/><svg:desc/></draw:frame></text:span><text:span text:style-name="T16"><draw:frame draw:z-index="251662336" draw:id="id5" draw:style-name="a9" draw:name="Text Box 2" text:anchor-type="paragraph" svg:x="0in" svg:y="0.39306in" svg:width="4.54514in" svg:height="5.26667in" style:rel-width="scale" style:rel-height="scale"><draw:text-box><text:p text:style-name="P17">M</text:p></draw:text-box><svg:title/><svg:desc/></draw:frame></text:span><text:span text:style-name="T18"><text:tab/></text:span><text:span text:style-name="T1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3150" draw:start-color="#959595" draw:end-color="#d6d6d6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25T08:57:00Z</meta:creation-date>
    <dc:date>2018-05-30T10:00:00Z</dc:date>
    <meta:template xlink:href="Normal" xlink:type="simple"/>
    <meta:editing-cycles>4</meta:editing-cycles>
    <meta:editing-duration>PT660S</meta:editing-duration>
    <meta:document-statistic meta:page-count="1" meta:paragraph-count="1" meta:word-count="1" meta:character-count="12" meta:row-count="1" meta:non-whitespace-character-count="12"/>
  </office:meta>
</office:document-meta>
</file>